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order-bottom="none" fo:border-left="1.25pt solid #000000" fo:border-right="none" fo:border-top="1.25pt solid #000000"/>
    </style:style>
    <style:style style:name="ce9" style:family="table-cell" style:parent-style-name="Default">
      <style:table-cell-properties fo:border-bottom="none" fo:border-left="1.25pt solid #000000" fo:border-right="none" fo:border-top="none"/>
    </style:style>
    <style:style style:name="ce10" style:family="table-cell" style:parent-style-name="Default">
      <style:table-cell-properties fo:border-bottom="none" fo:background-color="#ff9900" style:text-align-source="fix" style:repeat-content="false" fo:border-left="1.25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1.25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1.25pt solid #000000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1.25pt solid #000000" fo:border-top="1.25pt solid #000000"/>
    </style:style>
    <style:style style:name="ce19" style:family="table-cell" style:parent-style-name="Default">
      <style:table-cell-properties fo:border-bottom="none" fo:border-left="none" fo:border-right="1.25pt solid #000000" fo:border-top="none"/>
    </style:style>
    <style:style style:name="ce20" style:family="table-cell" style:parent-style-name="Default">
      <style:table-cell-properties fo:border-bottom="1.25pt solid #000000" style:text-align-source="value-type" style:repeat-content="false" fo:border-left="none" fo:border-right="1.25pt solid #000000" fo:border-top="none"/>
      <style:paragraph-properties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1t T37-10</text:p>
          </table:table-cell>
          <table:table-cell office:value-type="string" calcext:value-type="string">
            <text:p>10t T37-10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office:annotation draw:style-name="gr1" draw:text-style-name="P2" svg:width="28.99mm" svg:height="5.96mm" svg:x="83.75mm" svg:y="12.09mm" draw:caption-point-x="-6.1mm" draw:caption-point-y="15.1mm">
              <dc:date>2017-05-10T00:00:00</dc:date>
              <text:p text:style-name="P1"><text:span text:style-name="T1">560 + 39</text:span></text:p>
            </office:annotation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2" draw:text-style-name="P2" svg:width="28.99mm" svg:height="9.91mm" svg:x="83.75mm" svg:y="21.12mm" draw:caption-point-x="-6.1mm" draw:caption-point-y="15.1mm">
              <dc:date>2017-05-10T00:00:00</dc:date>
              <text:p text:style-name="P1"><text:span text:style-name="T1">1000 + 1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1" draw:text-style-name="P2" svg:width="28.99mm" svg:height="5.96mm" svg:x="124.56mm" svg:y="21.12mm" draw:caption-point-x="-6.1mm" draw:caption-point-y="15.1mm">
              <dc:date>2017-04-30T00:00:00</dc:date>
              <text:p text:style-name="P1"><text:span text:style-name="T1">680 + 56</text:span>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322.7" calcext:value-type="float">
            <text:p>1322.7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87.18" calcext:value-type="float">
            <text:p>1787.18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style-name="ce5" table:number-columns-repeated="3"/>
          <table:table-cell table:style-name="ce5" office:value-type="string" calcext:value-type="string">
            <text:p>18t T37-2</text:p>
          </table:table-cell>
          <table:table-cell table:style-name="ce5" office:value-type="string" calcext:value-type="string">
            <text:p>21t T37-2</text:p>
          </table:table-cell>
          <table:table-cell table:style-name="ce5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office:annotation draw:style-name="gr1" draw:text-style-name="P2" svg:width="28.99mm" svg:height="5.96mm" svg:x="124.56mm" svg:y="70.79mm" draw:caption-point-x="-6.1mm" draw:caption-point-y="15.1mm">
              <dc:date>2017-05-10T00:00:00</dc:date>
              <text:p text:style-name="P1"><text:span text:style-name="T1">1000 + 1000</text:span></text:p>
            </office:annotation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office:annotation draw:style-name="gr1" draw:text-style-name="P2" svg:width="28.99mm" svg:height="5.96mm" svg:x="83.75mm" svg:y="75.31mm" draw:caption-point-x="-6.1mm" draw:caption-point-y="15.1mm">
              <dc:date>2017-05-10T00:00:00</dc:date>
              <text:p text:style-name="P1"><text:span text:style-name="T1">1500 + 100</text:span></text:p>
            </office:annotation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8" office:value-type="string" calcext:value-type="string">
            <text:p>Ord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0805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.3" calcext:value-type="float">
            <text:p>3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V</text:p>
          </table:table-cell>
          <table:table-cell table:style-name="Default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table:number-columns-repeated="2"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50V</text:p>
          </table:table-cell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Chin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00V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E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4" office:value-type="string" calcext:value-type="string">
            <text:p>.012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20" office:value-type="string" calcext:value-type="string">
            <text:p>E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2700" calcext:value-type="float">
            <text:p>27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900" calcext:value-type="float">
            <text:p>39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8200" calcext:value-type="float">
            <text:p>8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style-name="ce7"/>
          <table:table-cell table:number-columns-repeated="12"/>
        </table:table-row>
        <table:table-row table:style-name="ro1" table:number-rows-repeated="20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3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3:Sheet1.C8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22:30:02.138569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8-17T22:47:55.156780953</dc:date>
    <meta:editing-duration>PT22H1M1S</meta:editing-duration>
    <meta:editing-cycles>28</meta:editing-cycles>
    <meta:generator>LibreOffice/5.1.6.2$Linux_X86_64 LibreOffice_project/10m0$Build-2</meta:generator>
    <meta:document-statistic meta:table-count="1" meta:cell-count="501" meta:object-count="0"/>
  </office:meta>
</office:document-meta>
</file>